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.99pt"/>
    </style:style>
    <style:style style:name="co3" style:family="table-column">
      <style:table-column-properties fo:break-before="auto" style:column-width="82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9"/>
    <style:style style:name="gr1" style:family="graphic">
      <style:graphic-properties draw:stroke="solid" svg:stroke-width="1.45pt" svg:stroke-color="#000000" draw:marker-start-width="7.82pt" draw:marker-end-width="7.82pt" draw:fill="none" draw:textarea-horizontal-align="center" draw:textarea-vertical-align="middle" fo:padding-top="0.71pt" fo:padding-bottom="0.71pt" fo:padding-left="0.71pt" fo:padding-right="0.71pt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ESTREPEATS_1" table:style-name="ta1">
        <table:shapes>
          <draw:frame draw:z-index="0" draw:style-name="gr1" draw:text-style-name="P1" svg:width="453.51pt" svg:height="255.09pt" svg:x="786.1pt" svg:y="113.47pt">
            <draw:object draw:notify-on-update-of-ranges="TESTREPEATS_1.C8:TESTREPEATS_1.K8 TESTREPEATS_1.C8:TESTREPEATS_1.K8 TESTREPEATS_1.B10:TESTREPEATS_1.B10 TESTREPEATS_1.C10:TESTREPEATS_1.K10 TESTREPEATS_1.C8:TESTREPEATS_1.K8 TESTREPEATS_1.B6:TESTREPEATS_1.B6 TESTREPEATS_1.C6:TESTREPEATS_1.K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1" table:number-columns-repeated="9" table:default-cell-style-name="Default"/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xSegSize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umImgs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PS</text:p>
          </table:table-cell>
          <table:table-cell table:style-name="ce2" table:formula="of:=[.$C$5]/([.C70]/1000)" office:value-type="string" office:string-value="" calcext:value-type="error">
            <text:p>#DIV/0!</text:p>
          </table:table-cell>
          <table:table-cell table:style-name="ce2" table:formula="of:=[.$C$5]/([.D70]/1000)" office:value-type="string" office:string-value="" calcext:value-type="error">
            <text:p>#DIV/0!</text:p>
          </table:table-cell>
          <table:table-cell table:style-name="ce2" table:formula="of:=[.$C$5]/([.E70]/1000)" office:value-type="string" office:string-value="" calcext:value-type="error">
            <text:p>#DIV/0!</text:p>
          </table:table-cell>
          <table:table-cell table:style-name="ce2" table:formula="of:=[.$C$5]/([.F70]/1000)" office:value-type="string" office:string-value="" calcext:value-type="error">
            <text:p>#DIV/0!</text:p>
          </table:table-cell>
          <table:table-cell table:style-name="ce2" table:formula="of:=[.$C$5]/([.G70]/1000)" office:value-type="string" office:string-value="" calcext:value-type="error">
            <text:p>#DIV/0!</text:p>
          </table:table-cell>
          <table:table-cell table:style-name="ce2" table:formula="of:=[.$C$5]/([.H70]/1000)" office:value-type="string" office:string-value="" calcext:value-type="error">
            <text:p>#DIV/0!</text:p>
          </table:table-cell>
          <table:table-cell table:style-name="ce2" table:formula="of:=[.$C$5]/([.I70]/1000)" office:value-type="string" office:string-value="" calcext:value-type="error">
            <text:p>#DIV/0!</text:p>
          </table:table-cell>
          <table:table-cell table:style-name="ce2" table:formula="of:=[.$C$5]/([.J70]/1000)" office:value-type="string" office:string-value="" calcext:value-type="error">
            <text:p>#DIV/0!</text:p>
          </table:table-cell>
          <table:table-cell table:style-name="ce2" table:formula="of:=[.$C$5]/([.K70]/1000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CropSize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/>
          <table:table-cell table:style-name="Default" office:value-type="string" calcext:value-type="string">
            <text:p>micro FScore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Macro FScore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TruePositive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FalsePositive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TrueNegative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FalseNegative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TruePositive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FalsePositive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TrueNegative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FalseNegative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TruePositive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FalsePositive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TrueNegative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FalseNegative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TruePositive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FalsePositive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TrueNegative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FalseNegative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TruePositive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FalsePositive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TrueNegative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FalseNegative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TruePositive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FalsePositive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TrueNegative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FalseNegative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TruePositive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FalsePositive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TrueNegative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FalseNegative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Grass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Hedge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RectPaving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SmallBlocks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tarmac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unevenBricks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Grass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Hedge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RectPaving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SmallBlocks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tarmac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unevenBricks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FScore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Grass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Hedge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RectPaving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SmallBlocks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tarmac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unevenBricks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TextonDictionar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odel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ovelImg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number-columns-repeated="9"/>
        </table:table-row>
        <table:table-row table:style-name="ro1" table:number-rows-repeated="104850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STREPEATS_5" table:style-name="ta1">
        <table:shapes>
          <draw:frame draw:z-index="0" draw:style-name="gr1" draw:text-style-name="P1" svg:width="453.51pt" svg:height="255.09pt" svg:x="783.38pt" svg:y="162.88pt">
            <draw:object draw:notify-on-update-of-ranges="TESTREPEATS_5.C8:TESTREPEATS_5.K8 TESTREPEATS_5.C8:TESTREPEATS_5.K8 TESTREPEATS_5.B10:TESTREPEATS_5.B10 TESTREPEATS_5.C10:TESTREPEATS_5.K10 TESTREPEATS_5.C8:TESTREPEATS_5.K8 TESTREPEATS_5.B6:TESTREPEATS_5.B6 TESTREPEATS_5.C6:TESTREPEATS_5.K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1" table:number-columns-repeated="9" table:default-cell-style-name="Default"/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xSegSize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umImgs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PS</text:p>
          </table:table-cell>
          <table:table-cell table:style-name="ce2" table:formula="of:=[.$C$5]/([.C70]/1000)" office:value-type="string" office:string-value="" calcext:value-type="error">
            <text:p>#DIV/0!</text:p>
          </table:table-cell>
          <table:table-cell table:style-name="ce2" table:formula="of:=[.$C$5]/([.D70]/1000)" office:value-type="string" office:string-value="" calcext:value-type="error">
            <text:p>#DIV/0!</text:p>
          </table:table-cell>
          <table:table-cell table:style-name="ce2" table:formula="of:=[.$C$5]/([.E70]/1000)" office:value-type="string" office:string-value="" calcext:value-type="error">
            <text:p>#DIV/0!</text:p>
          </table:table-cell>
          <table:table-cell table:style-name="ce2" table:formula="of:=[.$C$5]/([.F70]/1000)" office:value-type="string" office:string-value="" calcext:value-type="error">
            <text:p>#DIV/0!</text:p>
          </table:table-cell>
          <table:table-cell table:style-name="ce2" table:formula="of:=[.$C$5]/([.G70]/1000)" office:value-type="string" office:string-value="" calcext:value-type="error">
            <text:p>#DIV/0!</text:p>
          </table:table-cell>
          <table:table-cell table:style-name="ce2" table:formula="of:=[.$C$5]/([.H70]/1000)" office:value-type="string" office:string-value="" calcext:value-type="error">
            <text:p>#DIV/0!</text:p>
          </table:table-cell>
          <table:table-cell table:style-name="ce2" table:formula="of:=[.$C$5]/([.I70]/1000)" office:value-type="string" office:string-value="" calcext:value-type="error">
            <text:p>#DIV/0!</text:p>
          </table:table-cell>
          <table:table-cell table:style-name="ce2" table:formula="of:=[.$C$5]/([.J70]/1000)" office:value-type="string" office:string-value="" calcext:value-type="error">
            <text:p>#DIV/0!</text:p>
          </table:table-cell>
          <table:table-cell table:style-name="ce2" table:formula="of:=[.$C$5]/([.K70]/1000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CropSize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/>
          <table:table-cell office:value-type="string" calcext:value-type="string">
            <text:p>micro FScor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cro FScore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Scor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table:number-columns-repeated="9"/>
        </table:table-row>
        <table:table-row table:style-name="ro1" table:number-rows-repeated="104850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STREPEATS_10" table:style-name="ta1">
        <table:shapes>
          <draw:frame draw:z-index="0" draw:style-name="gr1" draw:text-style-name="P1" svg:width="453.51pt" svg:height="255.09pt" svg:x="810.82pt" svg:y="140.91pt">
            <draw:object draw:notify-on-update-of-ranges="TESTREPEATS_10.C5:TESTREPEATS_10.K5 TESTREPEATS_10.C5:TESTREPEATS_10.K5 TESTREPEATS_10.B7:TESTREPEATS_10.B7 TESTREPEATS_10.C7:TESTREPEATS_10.K7 TESTREPEATS_10.C5:TESTREPEATS_10.K5 TESTREPEATS_10.B3:TESTREPEATS_10.B3 TESTREPEATS_10.C3:TESTREPEATS_10.K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ce1"/>
        <table:table-column table:style-name="co1" table:number-columns-repeated="9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umImgs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PS</text:p>
          </table:table-cell>
          <table:table-cell table:style-name="ce2" table:formula="of:=[.$C$2]/([.C67]/1000)" office:value-type="float" office:value="0.0256115103819103" calcext:value-type="float">
            <text:p>0.026</text:p>
          </table:table-cell>
          <table:table-cell table:style-name="ce2" table:formula="of:=[.$C$2]/([.D67]/1000)" office:value-type="float" office:value="0.039326941248827" calcext:value-type="float">
            <text:p>0.039</text:p>
          </table:table-cell>
          <table:table-cell table:style-name="ce2" table:formula="of:=[.$C$2]/([.E67]/1000)" office:value-type="float" office:value="0.0393594038362299" calcext:value-type="float">
            <text:p>0.039</text:p>
          </table:table-cell>
          <table:table-cell table:style-name="ce2" table:formula="of:=[.$C$2]/([.F67]/1000)" office:value-type="float" office:value="0.0438655277875934" calcext:value-type="float">
            <text:p>0.044</text:p>
          </table:table-cell>
          <table:table-cell table:style-name="ce2" table:formula="of:=[.$C$2]/([.G67]/1000)" office:value-type="float" office:value="0.0649573266451345" calcext:value-type="float">
            <text:p>0.065</text:p>
          </table:table-cell>
          <table:table-cell table:style-name="ce2" table:formula="of:=[.$C$2]/([.H67]/1000)" office:value-type="float" office:value="0.0771945775097887" calcext:value-type="float">
            <text:p>0.077</text:p>
          </table:table-cell>
          <table:table-cell table:style-name="ce2" table:formula="of:=[.$C$2]/([.I67]/1000)" office:value-type="float" office:value="0.0624226219581976" calcext:value-type="float">
            <text:p>0.062</text:p>
          </table:table-cell>
          <table:table-cell table:style-name="ce2" table:formula="of:=[.$C$2]/([.J67]/1000)" office:value-type="float" office:value="0.0424791793022559" calcext:value-type="float">
            <text:p>0.042</text:p>
          </table:table-cell>
          <table:table-cell table:style-name="ce2" table:formula="of:=[.$C$2]/([.K67]/1000)" office:value-type="float" office:value="0.0637416339105492" calcext:value-type="float">
            <text:p>0.06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CropSize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/>
          <table:table-cell office:value-type="string" calcext:value-type="string">
            <text:p>micro FScore</text:p>
          </table:table-cell>
          <table:table-cell office:value-type="float" office:value="0.360902" calcext:value-type="float">
            <text:p>0.360902</text:p>
          </table:table-cell>
          <table:table-cell office:value-type="float" office:value="0.470588" calcext:value-type="float">
            <text:p>0.470588</text:p>
          </table:table-cell>
          <table:table-cell office:value-type="float" office:value="0.649306" calcext:value-type="float">
            <text:p>0.649306</text:p>
          </table:table-cell>
          <table:table-cell office:value-type="float" office:value="0.604167" calcext:value-type="float">
            <text:p>0.604167</text:p>
          </table:table-cell>
          <table:table-cell office:value-type="float" office:value="0.772093" calcext:value-type="float">
            <text:p>0.772093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63889" calcext:value-type="float">
            <text:p>0.763889</text:p>
          </table:table-cell>
          <table:table-cell office:value-type="float" office:value="0.888889" calcext:value-type="float">
            <text:p>0.888889</text:p>
          </table:table-cell>
        </table:table-row>
        <table:table-row table:style-name="ro1">
          <table:table-cell/>
          <table:table-cell office:value-type="string" calcext:value-type="string">
            <text:p>Macro FScore</text:p>
          </table:table-cell>
          <table:table-cell office:value-type="float" office:value="0.366376" calcext:value-type="float">
            <text:p>0.366376</text:p>
          </table:table-cell>
          <table:table-cell office:value-type="float" office:value="0.471648" calcext:value-type="float">
            <text:p>0.471648</text:p>
          </table:table-cell>
          <table:table-cell office:value-type="float" office:value="0.657089" calcext:value-type="float">
            <text:p>0.657089</text:p>
          </table:table-cell>
          <table:table-cell office:value-type="float" office:value="0.608108" calcext:value-type="float">
            <text:p>0.608108</text:p>
          </table:table-cell>
          <table:table-cell office:value-type="float" office:value="0.782709" calcext:value-type="float">
            <text:p>0.782709</text:p>
          </table:table-cell>
          <table:table-cell office:value-type="float" office:value="0.719593" calcext:value-type="float">
            <text:p>0.719593</text:p>
          </table:table-cell>
          <table:table-cell office:value-type="float" office:value="0.668956" calcext:value-type="float">
            <text:p>0.668956</text:p>
          </table:table-cell>
          <table:table-cell office:value-type="float" office:value="0.790717" calcext:value-type="float">
            <text:p>0.790717</text:p>
          </table:table-cell>
          <table:table-cell office:value-type="float" office:value="0.894997" calcext:value-type="float">
            <text:p>0.89499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Gras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36" calcext:value-type="float">
            <text:p>136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554" calcext:value-type="float">
            <text:p>554</text:p>
          </table:table-cell>
          <table:table-cell office:value-type="float" office:value="109" calcext:value-type="float">
            <text:p>109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1903" calcext:value-type="float">
            <text:p>1903</text:p>
          </table:table-cell>
          <table:table-cell office:value-type="float" office:value="427" calcext:value-type="float">
            <text:p>427</text:p>
          </table:table-cell>
          <table:table-cell office:value-type="float" office:value="211" calcext:value-type="float">
            <text:p>211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368" calcext:value-type="float">
            <text:p>368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Hedge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65" calcext:value-type="float">
            <text:p>165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93" calcext:value-type="float">
            <text:p>193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2266" calcext:value-type="float">
            <text:p>2266</text:p>
          </table:table-cell>
          <table:table-cell office:value-type="float" office:value="461" calcext:value-type="float">
            <text:p>461</text:p>
          </table:table-cell>
          <table:table-cell office:value-type="float" office:value="237" calcext:value-type="float">
            <text:p>237</text:p>
          </table:table-cell>
          <table:table-cell office:value-type="float" office:value="112" calcext:value-type="float">
            <text:p>112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339" calcext:value-type="float">
            <text:p>339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RectPaving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47" calcext:value-type="float">
            <text:p>147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243" calcext:value-type="float">
            <text:p>243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2251" calcext:value-type="float">
            <text:p>2251</text:p>
          </table:table-cell>
          <table:table-cell office:value-type="float" office:value="484" calcext:value-type="float">
            <text:p>484</text:p>
          </table:table-cell>
          <table:table-cell office:value-type="float" office:value="222" calcext:value-type="float">
            <text:p>222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357" calcext:value-type="float">
            <text:p>357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SmallBlo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203" calcext:value-type="float">
            <text:p>203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222" calcext:value-type="float">
            <text:p>222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2253" calcext:value-type="float">
            <text:p>2253</text:p>
          </table:table-cell>
          <table:table-cell office:value-type="float" office:value="500" calcext:value-type="float">
            <text:p>500</text:p>
          </table:table-cell>
          <table:table-cell office:value-type="float" office:value="226" calcext:value-type="float">
            <text:p>226</text:p>
          </table:table-cell>
          <table:table-cell office:value-type="float" office:value="116" calcext:value-type="float">
            <text:p>116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301" calcext:value-type="float">
            <text:p>301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UnDefined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tarmac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348" calcext:value-type="float">
            <text:p>348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511" calcext:value-type="float">
            <text:p>511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1948" calcext:value-type="float">
            <text:p>1948</text:p>
          </table:table-cell>
          <table:table-cell office:value-type="float" office:value="493" calcext:value-type="float">
            <text:p>493</text:p>
          </table:table-cell>
          <table:table-cell office:value-type="float" office:value="221" calcext:value-type="float">
            <text:p>221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56" calcext:value-type="float">
            <text:p>15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unevenBri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2303" calcext:value-type="float">
            <text:p>2303</text:p>
          </table:table-cell>
          <table:table-cell office:value-type="float" office:value="515" calcext:value-type="float">
            <text:p>515</text:p>
          </table:table-cell>
          <table:table-cell office:value-type="float" office:value="222" calcext:value-type="float">
            <text:p>222</text:p>
          </table:table-cell>
          <table:table-cell office:value-type="float" office:value="111" calcext:value-type="float">
            <text:p>111</text:p>
          </table:table-cell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423" calcext:value-type="float">
            <text:p>423</text:p>
          </table:table-cell>
          <table:table-cell office:value-type="float" office:value="96" calcext:value-type="float">
            <text:p>96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197101" calcext:value-type="float">
            <text:p>0.197101</text:p>
          </table:table-cell>
          <table:table-cell office:value-type="float" office:value="0.322981" calcext:value-type="float">
            <text:p>0.322981</text:p>
          </table:table-cell>
          <table:table-cell office:value-type="float" office:value="0.491228" calcext:value-type="float">
            <text:p>0.491228</text:p>
          </table:table-cell>
          <table:table-cell office:value-type="float" office:value="0.419355" calcext:value-type="float">
            <text:p>0.419355</text:p>
          </table:table-cell>
          <table:table-cell office:value-type="float" office:value="0.5" calcext:value-type="float">
            <text:p>0.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55" calcext:value-type="float">
            <text:p>0.5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460894" calcext:value-type="float">
            <text:p>0.460894</text:p>
          </table:table-cell>
          <table:table-cell office:value-type="float" office:value="0.452555" calcext:value-type="float">
            <text:p>0.452555</text:p>
          </table:table-cell>
          <table:table-cell office:value-type="float" office:value="0.892857" calcext:value-type="float">
            <text:p>0.892857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0.923077" calcext:value-type="float">
            <text:p>0.9230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376923" calcext:value-type="float">
            <text:p>0.376923</text:p>
          </table:table-cell>
          <table:table-cell office:value-type="float" office:value="0.485714" calcext:value-type="float">
            <text:p>0.485714</text:p>
          </table:table-cell>
          <table:table-cell office:value-type="float" office:value="0.590909" calcext:value-type="float">
            <text:p>0.590909</text:p>
          </table:table-cell>
          <table:table-cell office:value-type="float" office:value="0.545455" calcext:value-type="float">
            <text:p>0.54545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477647" calcext:value-type="float">
            <text:p>0.477647</text:p>
          </table:table-cell>
          <table:table-cell office:value-type="float" office:value="0.604167" calcext:value-type="float">
            <text:p>0.604167</text:p>
          </table:table-cell>
          <table:table-cell office:value-type="float" office:value="0.745455" calcext:value-type="float">
            <text:p>0.745455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846154" calcext:value-type="float">
            <text:p>0.8461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405122" calcext:value-type="float">
            <text:p>0.405122</text:p>
          </table:table-cell>
          <table:table-cell office:value-type="float" office:value="0.616071" calcext:value-type="float">
            <text:p>0.616071</text:p>
          </table:table-cell>
          <table:table-cell office:value-type="float" office:value="0.688525" calcext:value-type="float">
            <text:p>0.688525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642857" calcext:value-type="float">
            <text:p>0.642857</text:p>
          </table:table-cell>
          <table:table-cell office:value-type="float" office:value="0.769231" calcext:value-type="float">
            <text:p>0.7692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338912" calcext:value-type="float">
            <text:p>0.338912</text:p>
          </table:table-cell>
          <table:table-cell office:value-type="float" office:value="0.363636" calcext:value-type="float">
            <text:p>0.363636</text:p>
          </table:table-cell>
          <table:table-cell office:value-type="float" office:value="0.581395" calcext:value-type="float">
            <text:p>0.581395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882353" calcext:value-type="float">
            <text:p>0.882353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857143" calcext:value-type="float">
            <text:p>0.857143</text:p>
          </table:table-cell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269841" calcext:value-type="float">
            <text:p>0.269841</text:p>
          </table:table-cell>
          <table:table-cell office:value-type="float" office:value="0.481481" calcext:value-type="float">
            <text:p>0.481481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541667" calcext:value-type="float">
            <text:p>0.54166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327381" calcext:value-type="float">
            <text:p>0.327381</text:p>
          </table:table-cell>
          <table:table-cell office:value-type="float" office:value="0.574074" calcext:value-type="float">
            <text:p>0.574074</text:p>
          </table:table-cell>
          <table:table-cell office:value-type="float" office:value="0.520833" calcext:value-type="float">
            <text:p>0.520833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5" calcext:value-type="float">
            <text:p>0.7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291667" calcext:value-type="float">
            <text:p>0.291667</text:p>
          </table:table-cell>
          <table:table-cell office:value-type="float" office:value="0.472222" calcext:value-type="float">
            <text:p>0.472222</text:p>
          </table:table-cell>
          <table:table-cell office:value-type="float" office:value="0.541667" calcext:value-type="float">
            <text:p>0.541667</text:p>
          </table:table-cell>
          <table:table-cell office:value-type="float" office:value="0.5" calcext:value-type="float">
            <text:p>0.5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583333" calcext:value-type="float">
            <text:p>0.583333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402778" calcext:value-type="float">
            <text:p>0.402778</text:p>
          </table:table-cell>
          <table:table-cell office:value-type="float" office:value="0.537037" calcext:value-type="float">
            <text:p>0.537037</text:p>
          </table:table-cell>
          <table:table-cell office:value-type="float" office:value="0.854167" calcext:value-type="float">
            <text:p>0.854167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888889" calcext:value-type="float">
            <text:p>0.8888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690476" calcext:value-type="float">
            <text:p>0.690476</text:p>
          </table:table-cell>
          <table:table-cell office:value-type="float" office:value="0.638889" calcext:value-type="float">
            <text:p>0.638889</text:p>
          </table:table-cell>
          <table:table-cell office:value-type="float" office:value="0.875" calcext:value-type="float">
            <text:p>0.87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75" calcext:value-type="float">
            <text:p>0.75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160714" calcext:value-type="float">
            <text:p>0.160714</text:p>
          </table:table-cell>
          <table:table-cell office:value-type="float" office:value="0.111111" calcext:value-type="float">
            <text:p>0.111111</text:p>
          </table:table-cell>
          <table:table-cell office:value-type="float" office:value="0.520833" calcext:value-type="float">
            <text:p>0.520833</text:p>
          </table:table-cell>
          <table:table-cell office:value-type="float" office:value="0.5" calcext:value-type="float">
            <text:p>0.5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Scor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227806" calcext:value-type="float">
            <text:p>0.227806</text:p>
          </table:table-cell>
          <table:table-cell office:value-type="float" office:value="0.386617" calcext:value-type="float">
            <text:p>0.386617</text:p>
          </table:table-cell>
          <table:table-cell office:value-type="float" office:value="0.533333" calcext:value-type="float">
            <text:p>0.533333</text:p>
          </table:table-cell>
          <table:table-cell office:value-type="float" office:value="0.472727" calcext:value-type="float">
            <text:p>0.472727</text:p>
          </table:table-cell>
          <table:table-cell office:value-type="float" office:value="0.5" calcext:value-type="float">
            <text:p>0.5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727273" calcext:value-type="float">
            <text:p>0.727273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382831" calcext:value-type="float">
            <text:p>0.382831</text:p>
          </table:table-cell>
          <table:table-cell office:value-type="float" office:value="0.506122" calcext:value-type="float">
            <text:p>0.506122</text:p>
          </table:table-cell>
          <table:table-cell office:value-type="float" office:value="0.657895" calcext:value-type="float">
            <text:p>0.657895</text:p>
          </table:table-cell>
          <table:table-cell office:value-type="float" office:value="0.608696" calcext:value-type="float">
            <text:p>0.608696</text:p>
          </table:table-cell>
          <table:table-cell office:value-type="float" office:value="0.774194" calcext:value-type="float">
            <text:p>0.774194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8" calcext:value-type="float">
            <text:p>0.8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909091" calcext:value-type="float">
            <text:p>0.909091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328859" calcext:value-type="float">
            <text:p>0.328859</text:p>
          </table:table-cell>
          <table:table-cell office:value-type="float" office:value="0.478873" calcext:value-type="float">
            <text:p>0.478873</text:p>
          </table:table-cell>
          <table:table-cell office:value-type="float" office:value="0.565217" calcext:value-type="float">
            <text:p>0.565217</text:p>
          </table:table-cell>
          <table:table-cell office:value-type="float" office:value="0.521739" calcext:value-type="float">
            <text:p>0.521739</text:p>
          </table:table-cell>
          <table:table-cell office:value-type="float" office:value="0.764706" calcext:value-type="float">
            <text:p>0.76470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8" calcext:value-type="float">
            <text:p>0.8</text:p>
          </table:table-cell>
          <table:table-cell office:value-type="float" office:value="0.857143" calcext:value-type="float">
            <text:p>0.857143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437029" calcext:value-type="float">
            <text:p>0.437029</text:p>
          </table:table-cell>
          <table:table-cell office:value-type="float" office:value="0.568627" calcext:value-type="float">
            <text:p>0.568627</text:p>
          </table:table-cell>
          <table:table-cell office:value-type="float" office:value="0.796117" calcext:value-type="float">
            <text:p>0.796117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941176" calcext:value-type="float">
            <text:p>0.941176</text:p>
          </table:table-cell>
          <table:table-cell table:number-columns-repeated="2" office:value-type="float" office:value="0.888889" calcext:value-type="float">
            <text:p>0.888889</text:p>
          </table:table-cell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510638" calcext:value-type="float">
            <text:p>0.510638</text:p>
          </table:table-cell>
          <table:table-cell office:value-type="float" office:value="0.627273" calcext:value-type="float">
            <text:p>0.627273</text:p>
          </table:table-cell>
          <table:table-cell office:value-type="float" office:value="0.770642" calcext:value-type="float">
            <text:p>0.770642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" calcext:value-type="float">
            <text:p>0.8</text:p>
          </table:table-cell>
          <table:table-cell office:value-type="float" office:value="0.692308" calcext:value-type="float">
            <text:p>0.692308</text:p>
          </table:table-cell>
          <table:table-cell office:value-type="float" office:value="0.8" calcext:value-type="float">
            <text:p>0.8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909091" calcext:value-type="float">
            <text:p>0.909091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218035" calcext:value-type="float">
            <text:p>0.218035</text:p>
          </table:table-cell>
          <table:table-cell office:value-type="float" office:value="0.170213" calcext:value-type="float">
            <text:p>0.170213</text:p>
          </table:table-cell>
          <table:table-cell office:value-type="float" office:value="0.549451" calcext:value-type="float">
            <text:p>0.549451</text:p>
          </table:table-cell>
          <table:table-cell office:value-type="float" office:value="0.533333" calcext:value-type="float">
            <text:p>0.533333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3" calcext:value-type="float">
            <text:p>0.3</text:p>
          </table:table-cell>
          <table:table-cell office:value-type="float" office:value="0.785714" calcext:value-type="float">
            <text:p>0.785714</text:p>
          </table:table-cell>
          <table:table-cell office:value-type="float" office:value="0.923077" calcext:value-type="float">
            <text:p>0.92307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extonDictionary</text:p>
          </table:table-cell>
          <table:table-cell table:style-name="ce1" office:value-type="float" office:value="265890" calcext:value-type="float">
            <text:p>265890</text:p>
          </table:table-cell>
          <table:table-cell office:value-type="float" office:value="206772" calcext:value-type="float">
            <text:p>206772</text:p>
          </table:table-cell>
          <table:table-cell office:value-type="float" office:value="203973" calcext:value-type="float">
            <text:p>203973</text:p>
          </table:table-cell>
          <table:table-cell office:value-type="float" office:value="201517" calcext:value-type="float">
            <text:p>201517</text:p>
          </table:table-cell>
          <table:table-cell office:value-type="float" office:value="131706" calcext:value-type="float">
            <text:p>131706</text:p>
          </table:table-cell>
          <table:table-cell office:value-type="float" office:value="104044" calcext:value-type="float">
            <text:p>104044</text:p>
          </table:table-cell>
          <table:table-cell office:value-type="float" office:value="121731" calcext:value-type="float">
            <text:p>121731</text:p>
          </table:table-cell>
          <table:table-cell office:value-type="float" office:value="173811" calcext:value-type="float">
            <text:p>173811</text:p>
          </table:table-cell>
          <table:table-cell office:value-type="float" office:value="120889" calcext:value-type="float">
            <text:p>120889</text:p>
          </table:table-cell>
        </table:table-row>
        <table:table-row table:style-name="ro1">
          <table:table-cell/>
          <table:table-cell office:value-type="string" calcext:value-type="string">
            <text:p>Models</text:p>
          </table:table-cell>
          <table:table-cell table:style-name="ce1" office:value-type="float" office:value="311688" calcext:value-type="float">
            <text:p>311688</text:p>
          </table:table-cell>
          <table:table-cell office:value-type="float" office:value="196341" calcext:value-type="float">
            <text:p>196341</text:p>
          </table:table-cell>
          <table:table-cell office:value-type="float" office:value="191244" calcext:value-type="float">
            <text:p>191244</text:p>
          </table:table-cell>
          <table:table-cell office:value-type="float" office:value="182250" calcext:value-type="float">
            <text:p>182250</text:p>
          </table:table-cell>
          <table:table-cell office:value-type="float" office:value="115687" calcext:value-type="float">
            <text:p>115687</text:p>
          </table:table-cell>
          <table:table-cell office:value-type="float" office:value="99555" calcext:value-type="float">
            <text:p>99555</text:p>
          </table:table-cell>
          <table:table-cell office:value-type="float" office:value="117700" calcext:value-type="float">
            <text:p>117700</text:p>
          </table:table-cell>
          <table:table-cell office:value-type="float" office:value="163583" calcext:value-type="float">
            <text:p>163583</text:p>
          </table:table-cell>
          <table:table-cell office:value-type="float" office:value="115873" calcext:value-type="float">
            <text:p>115873</text:p>
          </table:table-cell>
        </table:table-row>
        <table:table-row table:style-name="ro1">
          <table:table-cell/>
          <table:table-cell office:value-type="string" calcext:value-type="string">
            <text:p>NovelImgs</text:p>
          </table:table-cell>
          <table:table-cell table:style-name="ce1" office:value-type="float" office:value="1405618" calcext:value-type="float">
            <text:p>1405618</text:p>
          </table:table-cell>
          <table:table-cell office:value-type="float" office:value="915403" calcext:value-type="float">
            <text:p>915403</text:p>
          </table:table-cell>
          <table:table-cell office:value-type="float" office:value="914648" calcext:value-type="float">
            <text:p>914648</text:p>
          </table:table-cell>
          <table:table-cell office:value-type="float" office:value="820690" calcext:value-type="float">
            <text:p>820690</text:p>
          </table:table-cell>
          <table:table-cell office:value-type="float" office:value="554210" calcext:value-type="float">
            <text:p>554210</text:p>
          </table:table-cell>
          <table:table-cell office:value-type="float" office:value="466354" calcext:value-type="float">
            <text:p>466354</text:p>
          </table:table-cell>
          <table:table-cell office:value-type="float" office:value="576714" calcext:value-type="float">
            <text:p>576714</text:p>
          </table:table-cell>
          <table:table-cell office:value-type="float" office:value="847474" calcext:value-type="float">
            <text:p>847474</text:p>
          </table:table-cell>
          <table:table-cell office:value-type="float" office:value="564780" calcext:value-type="float">
            <text:p>564780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1" office:value-type="float" office:value="1983196" calcext:value-type="float">
            <text:p>1983196</text:p>
          </table:table-cell>
          <table:table-cell office:value-type="float" office:value="1318516" calcext:value-type="float">
            <text:p>1318516</text:p>
          </table:table-cell>
          <table:table-cell office:value-type="float" office:value="1309865" calcext:value-type="float">
            <text:p>1309865</text:p>
          </table:table-cell>
          <table:table-cell office:value-type="float" office:value="1204457" calcext:value-type="float">
            <text:p>1204457</text:p>
          </table:table-cell>
          <table:table-cell office:value-type="float" office:value="801603" calcext:value-type="float">
            <text:p>801603</text:p>
          </table:table-cell>
          <table:table-cell office:value-type="float" office:value="669953" calcext:value-type="float">
            <text:p>669953</text:p>
          </table:table-cell>
          <table:table-cell office:value-type="float" office:value="816145" calcext:value-type="float">
            <text:p>816145</text:p>
          </table:table-cell>
          <table:table-cell office:value-type="float" office:value="1184868" calcext:value-type="float">
            <text:p>1184868</text:p>
          </table:table-cell>
          <table:table-cell office:value-type="float" office:value="801542" calcext:value-type="float">
            <text:p>801542</text:p>
          </table:table-cell>
        </table:table-row>
        <table:table-row table:style-name="ro1" table:number-rows-repeated="104850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COMBINED" table:style-name="ta1">
        <table:shapes>
          <draw:frame draw:z-index="0" draw:style-name="gr1" draw:text-style-name="P1" svg:width="453.51pt" svg:height="255.09pt" svg:x="130.82pt" svg:y="92.44pt">
            <draw:object draw:notify-on-update-of-ranges="COMBINED.D6:COMBINED.L6 COMBINED.D6:COMBINED.L6 COMBINED.C7:COMBINED.C7 COMBINED.D7:COMBINED.L7 COMBINED.D6:COMBINED.L6 COMBINED.C8:COMBINED.C8 COMBINED.D8:COMBINED.L8 COMBINED.D6:COMBINED.L6 COMBINED.C9:COMBINED.C9 COMBINED.D9:COMBINED.L9 COMBINED.D2:COMBINED.D3 COMBINED.C2:COMBINED.C2 COMBINED.E2:COMBINED.E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xSegSize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44" calcext:value-type="float">
            <text:p>144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CropSize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288748" calcext:value-type="float">
            <text:p>0.288748</text:p>
          </table:table-cell>
          <table:table-cell office:value-type="float" office:value="0.356893" calcext:value-type="float">
            <text:p>0.356893</text:p>
          </table:table-cell>
          <table:table-cell office:value-type="float" office:value="0.391441" calcext:value-type="float">
            <text:p>0.391441</text:p>
          </table:table-cell>
          <table:table-cell office:value-type="float" office:value="0.449117" calcext:value-type="float">
            <text:p>0.449117</text:p>
          </table:table-cell>
          <table:table-cell office:value-type="float" office:value="0.531167" calcext:value-type="float">
            <text:p>0.531167</text:p>
          </table:table-cell>
          <table:table-cell office:value-type="float" office:value="0.436085" calcext:value-type="float">
            <text:p>0.436085</text:p>
          </table:table-cell>
          <table:table-cell office:value-type="float" office:value="0.439658" calcext:value-type="float">
            <text:p>0.439658</text:p>
          </table:table-cell>
          <table:table-cell office:value-type="float" office:value="0.451418" calcext:value-type="float">
            <text:p>0.451418</text:p>
          </table:table-cell>
          <table:table-cell office:value-type="float" office:value="0.448153" calcext:value-type="float">
            <text:p>0.448153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344411" calcext:value-type="float">
            <text:p>0.344411</text:p>
          </table:table-cell>
          <table:table-cell office:value-type="float" office:value="0.442775" calcext:value-type="float">
            <text:p>0.442775</text:p>
          </table:table-cell>
          <table:table-cell office:value-type="float" office:value="0.520338" calcext:value-type="float">
            <text:p>0.520338</text:p>
          </table:table-cell>
          <table:table-cell office:value-type="float" office:value="0.490189" calcext:value-type="float">
            <text:p>0.490189</text:p>
          </table:table-cell>
          <table:table-cell office:value-type="float" office:value="0.702526" calcext:value-type="float">
            <text:p>0.702526</text:p>
          </table:table-cell>
          <table:table-cell office:value-type="float" office:value="0.650959" calcext:value-type="float">
            <text:p>0.650959</text:p>
          </table:table-cell>
          <table:table-cell office:value-type="float" office:value="0.541453" calcext:value-type="float">
            <text:p>0.541453</text:p>
          </table:table-cell>
          <table:table-cell office:value-type="float" office:value="0.586967" calcext:value-type="float">
            <text:p>0.586967</text:p>
          </table:table-cell>
          <table:table-cell office:value-type="float" office:value="0.585096" calcext:value-type="float">
            <text:p>0.585096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353622" calcext:value-type="float">
            <text:p>0.353622</text:p>
          </table:table-cell>
          <table:table-cell office:value-type="float" office:value="0.446764" calcext:value-type="float">
            <text:p>0.446764</text:p>
          </table:table-cell>
          <table:table-cell office:value-type="float" office:value="0.57816" calcext:value-type="float">
            <text:p>0.57816</text:p>
          </table:table-cell>
          <table:table-cell office:value-type="float" office:value="0.539998" calcext:value-type="float">
            <text:p>0.539998</text:p>
          </table:table-cell>
          <table:table-cell office:value-type="float" office:value="0.708286" calcext:value-type="float">
            <text:p>0.708286</text:p>
          </table:table-cell>
          <table:table-cell office:value-type="float" office:value="0.702522" calcext:value-type="float">
            <text:p>0.702522</text:p>
          </table:table-cell>
          <table:table-cell office:value-type="float" office:value="0.595863" calcext:value-type="float">
            <text:p>0.595863</text:p>
          </table:table-cell>
          <table:table-cell office:value-type="float" office:value="0.615345" calcext:value-type="float">
            <text:p>0.615345</text:p>
          </table:table-cell>
          <table:table-cell office:value-type="float" office:value="0.697134" calcext:value-type="float">
            <text:p>0.697134</text:p>
          </table:table-cell>
        </table:table-row>
        <table:table-row table:style-name="ro1" table:number-rows-repeated="104856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5">
      <number:number number:decimal-places="0" number:min-integer-digits="2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00/00/0000</text:date>, <text:time style:data-style-name="N2" text:time-value="09:11:55.9903289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17:26:27.919033967</meta:creation-date>
    <meta:generator>LibreOffice/4.4.6.3$Linux_X86_64 LibreOffice_project/40m0$Build-3</meta:generator>
    <dc:date>2015-11-10T09:15:06.974573990</dc:date>
    <meta:editing-duration>P2DT14M42S</meta:editing-duration>
    <meta:editing-cycles>83</meta:editing-cycles>
    <meta:document-statistic meta:table-count="4" meta:cell-count="83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0">
      <style:chart-properties chart:display-label="true" chart:logarithmic="false" chart:minimum="0" chart:maximum="1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30">
      <style:chart-properties chart:display-label="true" chart:logarithmic="false" chart:minimum="0" chart:maximum="1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29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29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 1" chart:style-name="ch1">
        <chart:title svg:x="2.903cm" svg:y="0.316cm" chart:style-name="ch2">
          <text:p>FScore against Cropping Size Scale 6: 10 Repeats</text:p>
        </chart:title>
        <chart:legend svg:x="10.177cm" svg:y="7.839cm" style:legend-expansion="custom" chartooo:width="5.126cm" chartooo:height="0.598cm" style:legend-expansion-aspect-ratio="8.57190635451505" chart:style-name="ch3"/>
        <chart:plot-area chart:style-name="ch4" table:cell-range-address="TESTREPEATS_10.C5:TESTREPEATS_10.K5 TESTREPEATS_10.B7:TESTREPEATS_10.K7 TESTREPEATS_10.B3:TESTREPEATS_10.K3" chart:data-source-has-labels="both" svg:x="1.331cm" svg:y="1.301cm" svg:width="13.468cm" svg:height="6.538cm">
          <chartooo:coordinate-region svg:x="2.018cm" svg:y="1.5cm" svg:width="12.053cm" svg:height="5.692cm"/>
          <chart:axis chart:dimension="x" chart:name="primary-x" chart:style-name="ch5" chartooo:axis-type="auto">
            <chart:title svg:x="6.817cm" svg:y="8.019cm" chart:style-name="ch6">
              <text:p>Cropsize(Pixels)</text:p>
            </chart:title>
            <chart:categories table:cell-range-address="TESTREPEATS_10.C5:TESTREPEATS_10.K5"/>
          </chart:axis>
          <chart:axis chart:dimension="y" chart:name="primary-y" chart:style-name="ch7">
            <chart:title svg:x="0.451cm" svg:y="5.593cm" chart:style-name="ch8">
              <text:p>MacroFScore</text:p>
            </chart:title>
            <chart:grid chart:style-name="ch9" chart:class="major"/>
          </chart:axis>
          <chart:axis chart:dimension="y" chart:name="secondary-y" chart:style-name="ch10">
            <chart:title svg:x="15.119cm" svg:y="6.466cm" chart:style-name="ch8">
              <text:p>Frames Per Second(FPS)</text:p>
            </chart:title>
          </chart:axis>
          <chart:series chart:attached-axis="primary-y" chart:style-name="ch11" chart:values-cell-range-address="TESTREPEATS_10.C7:TESTREPEATS_10.K7" chart:label-cell-address="TESTREPEATS_10.B7:TESTREPEATS_10.B7" chart:class="chart:scatter">
            <chart:domain table:cell-range-address="TESTREPEATS_10.C5:TESTREPEATS_10.K5"/>
            <chart:data-point chart:repeated="9"/>
          </chart:series>
          <chart:series chart:attached-axis="secondary-y" chart:style-name="ch12" chart:values-cell-range-address="TESTREPEATS_10.C3:TESTREPEATS_10.K3" chart:label-cell-address="TESTREPEATS_10.B3:TESTREPEATS_10.B3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40">
                <text:p>40</text:p>
                <draw:g>
                  <svg:desc>TESTREPEATS_10.C5:TESTREPEATS_10.K5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240">
                <text:p>240</text:p>
              </table:table-cell>
              <table:table-cell office:value-type="float" office:value="280">
                <text:p>280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40">
                <text:p>40</text:p>
                <draw:g>
                  <svg:desc>TESTREPEATS_10.C5:TESTREPEATS_10.K5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240">
                <text:p>24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Macro FScore</text:p>
                <draw:g>
                  <svg:desc>TESTREPEATS_10.B7:TESTREPEATS_10.B7</svg:desc>
                </draw:g>
              </table:table-cell>
              <table:table-cell office:value-type="float" office:value="0.366376">
                <text:p>0.366376</text:p>
                <draw:g>
                  <svg:desc>TESTREPEATS_10.C7:TESTREPEATS_10.K7</svg:desc>
                </draw:g>
              </table:table-cell>
              <table:table-cell office:value-type="float" office:value="0.471648">
                <text:p>0.471648</text:p>
              </table:table-cell>
              <table:table-cell office:value-type="float" office:value="0.657089">
                <text:p>0.657089</text:p>
              </table:table-cell>
              <table:table-cell office:value-type="float" office:value="0.608108">
                <text:p>0.608108</text:p>
              </table:table-cell>
              <table:table-cell office:value-type="float" office:value="0.782709">
                <text:p>0.782709</text:p>
              </table:table-cell>
              <table:table-cell office:value-type="float" office:value="0.719593">
                <text:p>0.719593</text:p>
              </table:table-cell>
              <table:table-cell office:value-type="float" office:value="0.668956">
                <text:p>0.668956</text:p>
              </table:table-cell>
              <table:table-cell office:value-type="float" office:value="0.790717">
                <text:p>0.790717</text:p>
              </table:table-cell>
              <table:table-cell office:value-type="float" office:value="0.894997">
                <text:p>0.894997</text:p>
              </table:table-cell>
            </table:table-row>
            <table:table-row>
              <table:table-cell office:value-type="string">
                <text:p>FPS</text:p>
                <draw:g>
                  <svg:desc>TESTREPEATS_10.B3:TESTREPEATS_10.B3</svg:desc>
                </draw:g>
              </table:table-cell>
              <table:table-cell office:value-type="float" office:value="0.0256115103819103">
                <text:p>0.0256115103819103</text:p>
                <draw:g>
                  <svg:desc>TESTREPEATS_10.C3:TESTREPEATS_10.K3</svg:desc>
                </draw:g>
              </table:table-cell>
              <table:table-cell office:value-type="float" office:value="0.039326941248827">
                <text:p>0.039326941248827</text:p>
              </table:table-cell>
              <table:table-cell office:value-type="float" office:value="0.0393594038362299">
                <text:p>0.0393594038362299</text:p>
              </table:table-cell>
              <table:table-cell office:value-type="float" office:value="0.0438655277875934">
                <text:p>0.0438655277875934</text:p>
              </table:table-cell>
              <table:table-cell office:value-type="float" office:value="0.0649573266451345">
                <text:p>0.0649573266451345</text:p>
              </table:table-cell>
              <table:table-cell office:value-type="float" office:value="0.0771945775097887">
                <text:p>0.0771945775097887</text:p>
              </table:table-cell>
              <table:table-cell office:value-type="float" office:value="0.0624226219581976">
                <text:p>0.0624226219581976</text:p>
              </table:table-cell>
              <table:table-cell office:value-type="float" office:value="0.0424791793022559">
                <text:p>0.0424791793022559</text:p>
              </table:table-cell>
              <table:table-cell office:value-type="float" office:value="0.0637416339105492">
                <text:p>0.06374163391054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8" style:family="chart" style:data-style-name="N130">
      <style:chart-properties chart:display-label="true" chart:logarithmic="false" chart:minimum="0" chart:maximum="1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30">
      <style:chart-properties chart:display-label="true" chart:logarithmic="false" chart:minimum="0" chart:maximum="1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13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29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" chart:style-name="ch1">
        <chart:title svg:x="4.821cm" svg:y="0.316cm" chart:style-name="ch2">
          <text:p>Cropsize: Resolution 512 x 288</text:p>
        </chart:title>
        <chart:subtitle svg:x="7.043cm" svg:y="1.301cm" chart:style-name="ch3">
          <text:p>0 Repeats</text:p>
        </chart:subtitle>
        <chart:legend svg:x="10.591cm" svg:y="8.064cm" style:legend-expansion="custom" chartooo:width="5.07cm" chartooo:height="0.598cm" style:legend-expansion-aspect-ratio="8.47826086956522" chart:style-name="ch4"/>
        <chart:plot-area chart:style-name="ch5" table:cell-range-address="TESTREPEATS_5.C8:TESTREPEATS_5.K8 TESTREPEATS_5.B10:TESTREPEATS_5.K10 TESTREPEATS_5.B6:TESTREPEATS_5.K6" chart:data-source-has-labels="both" svg:x="1.331cm" svg:y="2.19cm" svg:width="13.468cm" svg:height="5.649cm">
          <chartooo:coordinate-region svg:x="2.018cm" svg:y="2.389cm" svg:width="12.053cm" svg:height="4.803cm"/>
          <chart:axis chart:dimension="x" chart:name="primary-x" chart:style-name="ch6" chartooo:axis-type="auto">
            <chart:title svg:x="6.751cm" svg:y="8.019cm" chart:style-name="ch7">
              <text:p>CropSize(Pixels)</text:p>
            </chart:title>
            <chart:categories table:cell-range-address="TESTREPEATS_5.C8:TESTREPEATS_5.K8"/>
          </chart:axis>
          <chart:axis chart:dimension="y" chart:name="primary-y" chart:style-name="ch8">
            <chart:title svg:x="0.451cm" svg:y="6.09cm" chart:style-name="ch9">
              <text:p>MacroFScore</text:p>
            </chart:title>
            <chart:grid chart:style-name="ch10" chart:class="major"/>
          </chart:axis>
          <chart:axis chart:dimension="y" chart:name="secondary-y" chart:style-name="ch11">
            <chart:title svg:x="15.119cm" svg:y="6.976cm" chart:style-name="ch9">
              <text:p>Frames Per Second(FPS)</text:p>
            </chart:title>
          </chart:axis>
          <chart:series chart:attached-axis="primary-y" chart:style-name="ch12" chart:values-cell-range-address="TESTREPEATS_5.C10:TESTREPEATS_5.K10" chart:label-cell-address="TESTREPEATS_5.B10:TESTREPEATS_5.B10" chart:class="chart:scatter">
            <chart:domain table:cell-range-address="TESTREPEATS_5.C8:TESTREPEATS_5.K8"/>
            <chart:data-point chart:repeated="9"/>
          </chart:series>
          <chart:series chart:attached-axis="secondary-y" chart:style-name="ch13" chart:values-cell-range-address="TESTREPEATS_5.C6:TESTREPEATS_5.K6" chart:label-cell-address="TESTREPEATS_5.B6:TESTREPEATS_5.B6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40">
                <text:p>40</text:p>
                <draw:g>
                  <svg:desc>TESTREPEATS_5.C8:TESTREPEATS_5.K8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240">
                <text:p>240</text:p>
              </table:table-cell>
              <table:table-cell office:value-type="float" office:value="280">
                <text:p>280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40">
                <text:p>40</text:p>
                <draw:g>
                  <svg:desc>TESTREPEATS_5.C8:TESTREPEATS_5.K8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240">
                <text:p>24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Macro FScore</text:p>
                <draw:g>
                  <svg:desc>TESTREPEATS_5.B10:TESTREPEATS_5.B10</svg:desc>
                </draw:g>
              </table:table-cell>
              <table:table-cell office:value-type="float" office:value="NaN">
                <text:p>NaN</text:p>
                <draw:g>
                  <svg:desc>TESTREPEATS_5.C10:TESTREPEATS_5.K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PS</text:p>
                <draw:g>
                  <svg:desc>TESTREPEATS_5.B6:TESTREPEATS_5.B6</svg:desc>
                </draw:g>
              </table:table-cell>
              <table:table-cell office:value-type="float" office:value="NaN">
                <text:p>NaN</text:p>
                <draw:g>
                  <svg:desc>TESTREPEATS_5.C6:TESTREPEATS_5.K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8" style:family="chart" style:data-style-name="N130">
      <style:chart-properties chart:display-label="true" chart:logarithmic="false" chart:minimum="0" chart:maximum="1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30">
      <style:chart-properties chart:display-label="true" chart:logarithmic="false" chart:minimum="0" chart:maximum="1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13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29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" chart:style-name="ch1">
        <chart:title svg:x="4.821cm" svg:y="0.316cm" chart:style-name="ch2">
          <text:p>Cropsize: Resolution 512 x 288</text:p>
        </chart:title>
        <chart:subtitle svg:x="7.043cm" svg:y="1.301cm" chart:style-name="ch3">
          <text:p>0 Repeats</text:p>
        </chart:subtitle>
        <chart:legend svg:x="10.591cm" svg:y="8.064cm" style:legend-expansion="custom" chartooo:width="5.07cm" chartooo:height="0.598cm" style:legend-expansion-aspect-ratio="8.47826086956522" chart:style-name="ch4"/>
        <chart:plot-area chart:style-name="ch5" table:cell-range-address="TESTREPEATS_1.C8:TESTREPEATS_1.K8 TESTREPEATS_1.B10:TESTREPEATS_1.K10 TESTREPEATS_1.B6:TESTREPEATS_1.K6" chart:data-source-has-labels="both" svg:x="1.331cm" svg:y="2.19cm" svg:width="13.468cm" svg:height="5.649cm">
          <chartooo:coordinate-region svg:x="2.018cm" svg:y="2.389cm" svg:width="12.053cm" svg:height="4.803cm"/>
          <chart:axis chart:dimension="x" chart:name="primary-x" chart:style-name="ch6" chartooo:axis-type="auto">
            <chart:title svg:x="6.751cm" svg:y="8.019cm" chart:style-name="ch7">
              <text:p>CropSize(Pixels)</text:p>
            </chart:title>
            <chart:categories table:cell-range-address="TESTREPEATS_1.C8:TESTREPEATS_1.K8"/>
          </chart:axis>
          <chart:axis chart:dimension="y" chart:name="primary-y" chart:style-name="ch8">
            <chart:title svg:x="0.451cm" svg:y="6.09cm" chart:style-name="ch9">
              <text:p>MacroFScore</text:p>
            </chart:title>
            <chart:grid chart:style-name="ch10" chart:class="major"/>
          </chart:axis>
          <chart:axis chart:dimension="y" chart:name="secondary-y" chart:style-name="ch11">
            <chart:title svg:x="15.119cm" svg:y="6.976cm" chart:style-name="ch9">
              <text:p>Frames Per Second(FPS)</text:p>
            </chart:title>
          </chart:axis>
          <chart:series chart:attached-axis="primary-y" chart:style-name="ch12" chart:values-cell-range-address="TESTREPEATS_1.C10:TESTREPEATS_1.K10" chart:label-cell-address="TESTREPEATS_1.B10:TESTREPEATS_1.B10" chart:class="chart:scatter">
            <chart:domain table:cell-range-address="TESTREPEATS_1.C8:TESTREPEATS_1.K8"/>
            <chart:data-point chart:repeated="9"/>
          </chart:series>
          <chart:series chart:attached-axis="secondary-y" chart:style-name="ch13" chart:values-cell-range-address="TESTREPEATS_1.C6:TESTREPEATS_1.K6" chart:label-cell-address="TESTREPEATS_1.B6:TESTREPEATS_1.B6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40">
                <text:p>40</text:p>
                <draw:g>
                  <svg:desc>TESTREPEATS_1.C8:TESTREPEATS_1.K8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240">
                <text:p>240</text:p>
              </table:table-cell>
              <table:table-cell office:value-type="float" office:value="280">
                <text:p>280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40">
                <text:p>40</text:p>
                <draw:g>
                  <svg:desc>TESTREPEATS_1.C8:TESTREPEATS_1.K8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240">
                <text:p>24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Macro FScore</text:p>
                <draw:g>
                  <svg:desc>TESTREPEATS_1.B10:TESTREPEATS_1.B10</svg:desc>
                </draw:g>
              </table:table-cell>
              <table:table-cell office:value-type="float" office:value="NaN">
                <text:p>NaN</text:p>
                <draw:g>
                  <svg:desc>TESTREPEATS_1.C10:TESTREPEATS_1.K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PS</text:p>
                <draw:g>
                  <svg:desc>TESTREPEATS_1.B6:TESTREPEATS_1.B6</svg:desc>
                </draw:g>
              </table:table-cell>
              <table:table-cell office:value-type="float" office:value="NaN">
                <text:p>NaN</text:p>
                <draw:g>
                  <svg:desc>TESTREPEATS_1.C6:TESTREPEATS_1.K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0">
      <style:chart-properties chart:display-label="true" chart:logarithmic="false" chart:minimum="0" chart:maximum="1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3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3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3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3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035cm" svg:y="0.316cm" chart:style-name="ch2">
          <text:p>MacroFScore Varying Num Test Repeats: Scale 6</text:p>
        </chart:title>
        <chart:legend chart:legend-position="end" svg:x="12.698cm" svg:y="3.454cm" style:legend-expansion="high" chart:style-name="ch3"/>
        <chart:plot-area chart:style-name="ch4" table:cell-range-address="COMBINED.D6:COMBINED.L9 COMBINED.C7:COMBINED.C9 COMBINED.C2:COMBINED.C2 COMBINED.E2:COMBINED.E3" chart:data-source-has-labels="both" svg:x="1.331cm" svg:y="1.301cm" svg:width="11.047cm" svg:height="6.538cm">
          <chartooo:coordinate-region svg:x="2.024cm" svg:y="1.5cm" svg:width="10.074cm" svg:height="5.692cm"/>
          <chart:axis chart:dimension="x" chart:name="primary-x" chart:style-name="ch5" chartooo:axis-type="auto">
            <chart:title svg:x="5.58cm" svg:y="8.019cm" chart:style-name="ch6">
              <text:p>CropSize(Pixels)</text:p>
            </chart:title>
            <chart:categories table:cell-range-address="COMBINED.D6:COMBINED.L6"/>
          </chart:axis>
          <chart:axis chart:dimension="y" chart:name="primary-y" chart:style-name="ch7">
            <chart:title svg:x="0.451cm" svg:y="5.593cm" chart:style-name="ch8">
              <text:p>MacroFScore</text:p>
            </chart:title>
            <chart:grid chart:style-name="ch9" chart:class="major"/>
          </chart:axis>
          <chart:series chart:style-name="ch10" chart:values-cell-range-address="COMBINED.D7:COMBINED.L7" chart:label-cell-address="COMBINED.C7:COMBINED.C7" chart:class="chart:scatter">
            <chart:domain table:cell-range-address="COMBINED.D6:COMBINED.L6"/>
            <chart:data-point chart:repeated="9"/>
          </chart:series>
          <chart:series chart:style-name="ch11" chart:values-cell-range-address="COMBINED.D8:COMBINED.L8" chart:label-cell-address="COMBINED.C8:COMBINED.C8" chart:class="chart:scatter">
            <chart:data-point chart:repeated="9"/>
          </chart:series>
          <chart:series chart:style-name="ch12" chart:values-cell-range-address="COMBINED.D9:COMBINED.L9" chart:label-cell-address="COMBINED.C9:COMBINED.C9" chart:class="chart:scatter">
            <chart:data-point chart:repeated="9"/>
          </chart:series>
          <chart:series chart:style-name="ch13" chart:values-cell-range-address="COMBINED.E2:COMBINED.E3" chart:label-cell-address="COMBINED.C2:COMBINED.C2" chart:class="chart:scatter">
            <chart:domain table:cell-range-address="COMBINED.D2:COMBINED.D3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40">
                <text:p>40</text:p>
                <draw:g>
                  <svg:desc>COMBINED.D6:COMBINED.L6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240">
                <text:p>240</text:p>
              </table:table-cell>
              <table:table-cell office:value-type="float" office:value="280">
                <text:p>280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40">
                <text:p>40</text:p>
                <draw:g>
                  <svg:desc>COMBINED.D6:COMBINED.L6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240">
                <text:p>24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</text:p>
                <draw:g>
                  <svg:desc>COMBINED.C7:COMBINED.C7</svg:desc>
                </draw:g>
              </table:table-cell>
              <table:table-cell office:value-type="float" office:value="0.288748">
                <text:p>0.288748</text:p>
                <draw:g>
                  <svg:desc>COMBINED.D7:COMBINED.L7</svg:desc>
                </draw:g>
              </table:table-cell>
              <table:table-cell office:value-type="float" office:value="0.356893">
                <text:p>0.356893</text:p>
              </table:table-cell>
              <table:table-cell office:value-type="float" office:value="0.391441">
                <text:p>0.391441</text:p>
              </table:table-cell>
              <table:table-cell office:value-type="float" office:value="0.449117">
                <text:p>0.449117</text:p>
              </table:table-cell>
              <table:table-cell office:value-type="float" office:value="0.531167">
                <text:p>0.531167</text:p>
              </table:table-cell>
              <table:table-cell office:value-type="float" office:value="0.436085">
                <text:p>0.436085</text:p>
              </table:table-cell>
              <table:table-cell office:value-type="float" office:value="0.439658">
                <text:p>0.439658</text:p>
              </table:table-cell>
              <table:table-cell office:value-type="float" office:value="0.451418">
                <text:p>0.451418</text:p>
              </table:table-cell>
              <table:table-cell office:value-type="float" office:value="0.448153">
                <text:p>0.448153</text:p>
              </table:table-cell>
            </table:table-row>
            <table:table-row>
              <table:table-cell office:value-type="string">
                <text:p>5</text:p>
                <draw:g>
                  <svg:desc>COMBINED.C8:COMBINED.C8</svg:desc>
                </draw:g>
              </table:table-cell>
              <table:table-cell office:value-type="float" office:value="0.344411">
                <text:p>0.344411</text:p>
                <draw:g>
                  <svg:desc>COMBINED.D8:COMBINED.L8</svg:desc>
                </draw:g>
              </table:table-cell>
              <table:table-cell office:value-type="float" office:value="0.442775">
                <text:p>0.442775</text:p>
              </table:table-cell>
              <table:table-cell office:value-type="float" office:value="0.520338">
                <text:p>0.520338</text:p>
              </table:table-cell>
              <table:table-cell office:value-type="float" office:value="0.490189">
                <text:p>0.490189</text:p>
              </table:table-cell>
              <table:table-cell office:value-type="float" office:value="0.702526">
                <text:p>0.702526</text:p>
              </table:table-cell>
              <table:table-cell office:value-type="float" office:value="0.650959">
                <text:p>0.650959</text:p>
              </table:table-cell>
              <table:table-cell office:value-type="float" office:value="0.541453">
                <text:p>0.541453</text:p>
              </table:table-cell>
              <table:table-cell office:value-type="float" office:value="0.586967">
                <text:p>0.586967</text:p>
              </table:table-cell>
              <table:table-cell office:value-type="float" office:value="0.585096">
                <text:p>0.585096</text:p>
              </table:table-cell>
            </table:table-row>
            <table:table-row>
              <table:table-cell office:value-type="string">
                <text:p>10</text:p>
                <draw:g>
                  <svg:desc>COMBINED.C9:COMBINED.C9</svg:desc>
                </draw:g>
              </table:table-cell>
              <table:table-cell office:value-type="float" office:value="0.353622">
                <text:p>0.353622</text:p>
                <draw:g>
                  <svg:desc>COMBINED.D9:COMBINED.L9</svg:desc>
                </draw:g>
              </table:table-cell>
              <table:table-cell office:value-type="float" office:value="0.446764">
                <text:p>0.446764</text:p>
              </table:table-cell>
              <table:table-cell office:value-type="float" office:value="0.57816">
                <text:p>0.57816</text:p>
              </table:table-cell>
              <table:table-cell office:value-type="float" office:value="0.539998">
                <text:p>0.539998</text:p>
              </table:table-cell>
              <table:table-cell office:value-type="float" office:value="0.708286">
                <text:p>0.708286</text:p>
              </table:table-cell>
              <table:table-cell office:value-type="float" office:value="0.702522">
                <text:p>0.702522</text:p>
              </table:table-cell>
              <table:table-cell office:value-type="float" office:value="0.595863">
                <text:p>0.595863</text:p>
              </table:table-cell>
              <table:table-cell office:value-type="float" office:value="0.615345">
                <text:p>0.615345</text:p>
              </table:table-cell>
              <table:table-cell office:value-type="float" office:value="0.697134">
                <text:p>0.697134</text:p>
              </table:table-cell>
            </table:table-row>
            <table:table-row>
              <table:table-cell office:value-type="string">
                <text:p>Column D</text:p>
                <draw:g>
                  <svg:desc/>
                </draw:g>
              </table:table-cell>
              <table:table-cell office:value-type="float" office:value="144">
                <text:p>144</text:p>
                <draw:g>
                  <svg:desc>COMBINED.D2:COMBINED.D3</svg:desc>
                </draw:g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MaxSegSize</text:p>
                <draw:g>
                  <svg:desc>COMBINED.C2:COMBINED.C2</svg:desc>
                </draw:g>
              </table:table-cell>
              <table:table-cell office:value-type="float" office:value="0">
                <text:p>0</text:p>
                <draw:g>
                  <svg:desc>COMBINED.E2:COMBINED.E3</svg:desc>
                </draw:g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